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2.0625in"/>
          <style:tab-stop style:type="left" style:position="2.25in"/>
          <style:tab-stop style:type="left" style:position="3.75in"/>
          <style:tab-stop style:type="left" style:position="5.125in"/>
          <style:tab-stop style:type="left" style:position="5.25in"/>
        </style:tab-stops>
      </style:paragraph-properties>
      <style:text-properties style:font-name-complex="Verdana" fo:font-weight="bold" style:font-weight-asian="bold" style:font-weight-complex="bold" fo:color="#7E0021" fo:font-size="20pt" style:font-size-asian="20pt" style:font-size-complex="20pt"/>
    </style:style>
    <style:style style:name="P2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5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6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7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8" style:parent-style-name="Standard" style:family="paragraph">
      <style:paragraph-properties>
        <style:tab-stops>
          <style:tab-stop style:type="left" style:position="0.5in"/>
          <style:tab-stop style:type="left" style:position="2.125in"/>
          <style:tab-stop style:type="left" style:position="3.75in"/>
          <style:tab-stop style:type="left" style:position="5.25in"/>
        </style:tab-stops>
      </style:paragraph-properties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9" style:parent-style-name="Standard" style:family="paragraph">
      <style:paragraph-properties>
        <style:tab-stops>
          <style:tab-stop style:type="left" style:position="0.5in"/>
          <style:tab-stop style:type="left" style:position="2.125in"/>
          <style:tab-stop style:type="left" style:position="3.75in"/>
          <style:tab-stop style:type="left" style:position="5.25in"/>
        </style:tab-stops>
      </style:paragraph-properties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10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11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13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14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15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16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17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</style:style>
    <style:style style:name="T18" style:parent-style-name="DefaultParagraphFont" style:family="text"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T19" style:parent-style-name="DefaultParagraphFont" style:family="text"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T20" style:parent-style-name="DefaultParagraphFont" style:family="text"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T21" style:parent-style-name="DefaultParagraphFont" style:family="text"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22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23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24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</style:style>
    <style:style style:name="T25" style:parent-style-name="DefaultParagraphFont" style:family="text"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T26" style:parent-style-name="DefaultParagraphFont" style:family="text"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T27" style:parent-style-name="DefaultParagraphFont" style:family="text"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T28" style:parent-style-name="DefaultParagraphFont" style:family="text"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29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30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31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32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33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Verdana" fo:font-weight="bold" style:font-weight-asian="bold" style:font-weight-complex="bold" fo:font-size="20pt" style:font-size-asian="20pt" style:font-size-complex="20pt"/>
    </style:style>
    <style:style style:name="P34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35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36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37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38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39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40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41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42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43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44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45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46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47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48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49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50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51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52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53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54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55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56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57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58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59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60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61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62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63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64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65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66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67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68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69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70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71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72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73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74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75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76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77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78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79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80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81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82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83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84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85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86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87" style:parent-style-name="ListParagraph" style:family="paragraph">
      <style:paragraph-properties fo:text-align="justify" fo:margin-left="0.2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88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TableColumn90" style:family="table-column">
      <style:table-column-properties style:column-width="0.3055in"/>
    </style:style>
    <style:style style:name="TableColumn91" style:family="table-column">
      <style:table-column-properties style:column-width="0.6666in"/>
    </style:style>
    <style:style style:name="TableColumn92" style:family="table-column">
      <style:table-column-properties style:column-width="0.6666in"/>
    </style:style>
    <style:style style:name="TableColumn93" style:family="table-column">
      <style:table-column-properties style:column-width="0.6666in"/>
    </style:style>
    <style:style style:name="TableColumn94" style:family="table-column">
      <style:table-column-properties style:column-width="0.6666in"/>
    </style:style>
    <style:style style:name="TableColumn95" style:family="table-column">
      <style:table-column-properties style:column-width="0.6666in"/>
    </style:style>
    <style:style style:name="TableColumn96" style:family="table-column">
      <style:table-column-properties style:column-width="0.6666in"/>
    </style:style>
    <style:style style:name="Table89" style:family="table">
      <style:table-properties style:width="4.2222in" fo:margin-left="0in" table:align="left"/>
    </style:style>
    <style:style style:name="TableRow97" style:family="table-row">
      <style:table-row-properties style:min-row-height="0.2in"/>
    </style:style>
    <style:style style:name="TableCell9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9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0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0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0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0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0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1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12" style:family="table-row">
      <style:table-row-properties style:min-row-height="0.2in"/>
    </style:style>
    <style:style style:name="TableCell11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27" style:family="table-row">
      <style:table-row-properties style:min-row-height="0.2in"/>
    </style:style>
    <style:style style:name="TableCell12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42" style:family="table-row">
      <style:table-row-properties style:min-row-height="0.2in"/>
    </style:style>
    <style:style style:name="TableCell14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Row157" style:family="table-row">
      <style:table-row-properties style:min-row-height="0.2in"/>
    </style:style>
    <style:style style:name="TableCell15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TableCell1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172" style:parent-style-name="ListParagraph" style:family="paragraph">
      <style:paragraph-properties fo:text-align="justify" fo:margin-left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</office:automatic-styles>
  <office:body>
    <office:text text:use-soft-page-breaks="true">
      <text:p text:style-name="P1"><text:s text:c="23"/>LETTERSERIES</text:p>
      <text:p text:style-name="P2"/>
      <text:p text:style-name="P3"/>
      <text:p text:style-name="P4">In each of the following questions an alphabetical series is given, but some of the letters are missing in the series. <text:s/>Find out from the given choices which letters should fit in the<text:s/>series.</text:p>
      <text:p text:style-name="P5"/>
      <text:p text:style-name="P6">1) <text:s text:c="3"/>a____c____ab____da____cd____bcd____</text:p>
      <text:p text:style-name="P7"><text:tab/>(1) bdcbaa<text:tab/>(2) bacdb<text:tab/>(3) bdcab<text:tab/>(4) bdacb</text:p>
      <text:p text:style-name="P8"/>
      <text:p text:style-name="P9">2) <text:s/>KP, LO ,MN ______?</text:p>
      <text:p text:style-name="P10"><text:tab/>(1) NM<text:tab/>(2) NP<text:tab/>(3) OP<text:tab/></text:p>
      <text:p text:style-name="P11"><text:tab/>(4) PQ<text:tab/>(5) None</text:p>
      <text:p text:style-name="P12"/>
      <text:p text:style-name="P13">3) <text:s/>AD EI JO PV _____ ?</text:p>
      <text:p text:style-name="P14"><text:tab/>(1) WC<text:tab/>(2) VC<text:tab/>(3) WD<text:tab/></text:p>
      <text:p text:style-name="P15"><text:tab/>(4) SX<text:tab/>(5) None</text:p>
      <text:p text:style-name="P16">4) <text:s/>A, E, I, M, Q, U,<text:s/>________</text:p>
      <text:p text:style-name="P17"><text:span text:style-name="T18"><text:tab/>(1) B, F</text:span><text:span text:style-name="T19"><text:tab/>(2) Y, C</text:span><text:span text:style-name="T20"><text:tab/>(3) G, I</text:span><text:span text:style-name="T21"><text:tab/>(4) K, O</text:span></text:p>
      <text:p text:style-name="P22"/>
      <text:p text:style-name="P23">5) <text:s/>AY BZ CW DX ______?</text:p>
      <text:list text:style-name="LFO7" text:continue-numbering="true">
        <text:list-item>
          <text:list>
            <text:list-item>
              <text:p text:style-name="P24"><text:span text:style-name="T25">GU</text:span><text:span text:style-name="T26"><text:tab/>(2) FV</text:span><text:span text:style-name="T27"><text:tab/>(3) EV</text:span><text:span text:style-name="T28"><text:tab/>(4) EU</text:span></text:p>
            </text:list-item>
          </text:list>
        </text:list-item>
      </text:list>
      <text:p text:style-name="P29"/>
      <text:p text:style-name="P30"/>
      <text:p text:style-name="P31">6) <text:s/>ab____d____cd____c____abd____b____</text:p>
      <text:p text:style-name="P32"><text:s text:c="2"/>1) <text:s text:c="2"/>cbadac <text:s text:c="9"/><text:tab/>(2) dbacba<text:tab/>(3) cbadca <text:s text:c="2"/><text:tab/>(4) cbacad</text:p>
      <text:p text:style-name="P33"/>
      <text:p text:style-name="P34">7) <text:s text:c="3"/>A <text:s text:c="2"/>C <text:s text:c="2"/>F <text:s text:c="2"/>H <text:s text:c="2"/>__ <text:s text:c="2"/>M</text:p>
      <text:p text:style-name="P35">a)<text:tab/>L<text:tab/><text:tab/><text:tab/><text:tab/><text:tab/>b)<text:tab/>K</text:p>
      <text:p text:style-name="P36">c)<text:tab/>J<text:tab/><text:tab/><text:tab/><text:tab/><text:tab/>d)<text:tab/>I<text:tab/></text:p>
      <text:p text:style-name="P37"/>
      <text:p text:style-name="P38">8) <text:s text:c="2"/>A <text:s text:c="2"/>B <text:s text:c="2"/>D <text:s text:c="2"/>G <text:s text:c="2"/>__</text:p>
      <text:p text:style-name="P39">a)<text:tab/>M<text:tab/><text:tab/><text:tab/><text:tab/><text:tab/>b)<text:tab/>L</text:p>
      <text:p text:style-name="P40">c)<text:tab/>K<text:tab/><text:tab/><text:tab/><text:tab/><text:tab/>d)<text:tab/>H</text:p>
      <text:p text:style-name="P41"/>
      <text:p text:style-name="P42">9) <text:s/>AZ, BY, CX, ____</text:p>
      <text:p text:style-name="P43">a)<text:tab/>EF<text:tab/><text:tab/><text:tab/><text:tab/><text:tab/>b)<text:tab/>GH</text:p>
      <text:p text:style-name="P44">c)<text:tab/>IJ<text:tab/><text:tab/><text:tab/><text:tab/><text:tab/>d)<text:tab/>DE</text:p>
      <text:p text:style-name="P45">e)<text:tab/>DW</text:p>
      <text:p text:style-name="P46"/>
      <text:p text:style-name="P47">10) b, e, d, f, __, h, j, __, l</text:p>
      <text:p text:style-name="P48">a)<text:tab/>i, m<text:tab/><text:tab/><text:tab/><text:tab/><text:tab/>b)<text:tab/>m, i</text:p>
      <text:p text:style-name="P49">c)<text:tab/>i, n<text:tab/><text:tab/><text:tab/><text:tab/><text:tab/>c)<text:tab/>j, m</text:p>
      <text:p text:style-name="P50"/>
      <text:p text:style-name="P51">11) AZ, GT, MN, ____ , YB</text:p>
      <text:p text:style-name="P52">a)<text:tab/>KF<text:tab/><text:tab/><text:tab/><text:tab/><text:tab/>b)<text:tab/>RX</text:p>
      <text:p text:style-name="P53">c)<text:tab/>SH<text:tab/><text:tab/><text:tab/><text:tab/><text:tab/>d)<text:tab/>TS</text:p>
      <text:p text:style-name="P54"/>
      <text:p text:style-name="P55">12) DF,<text:s/>GJ, KM, NQ, RT, ____</text:p>
      <text:p text:style-name="P56">a)<text:tab/>UW<text:tab/><text:tab/><text:tab/><text:tab/><text:tab/>b)<text:tab/>YZ</text:p>
      <text:p text:style-name="P57">c)<text:tab/>XZ<text:tab/><text:tab/><text:tab/><text:tab/><text:tab/>d)<text:tab/>UX</text:p>
      <text:p text:style-name="P58"/>
      <text:p text:style-name="P59">13) OTE, PUF, QVG, RWH, _____</text:p>
      <text:p text:style-name="P60">a)<text:tab/>SYJ<text:tab/><text:tab/><text:tab/><text:tab/><text:tab/>b)<text:tab/>TCI</text:p>
      <text:p text:style-name="P61">c)<text:tab/>SXJ<text:tab/><text:tab/><text:tab/><text:tab/><text:tab/>d)<text:tab/>SXI</text:p>
      <text:p text:style-name="P62"/>
      <text:p text:style-name="P63">14) CAT, FDW, IGZ, _____</text:p>
      <text:p text:style-name="P64">a)<text:tab/>KJA<text:tab/><text:tab/><text:tab/><text:tab/>b)<text:tab/>KTC</text:p>
      <text:p text:style-name="P65">c)<text:tab/>LHD<text:tab/><text:tab/><text:tab/><text:tab/>d)<text:tab/>LJC</text:p>
      <text:p text:style-name="P66"/>
      <text:p text:style-name="P67">15) deb, ijg, nol, ____, xyv</text:p>
      <text:soft-page-break/>
      <text:p text:style-name="P68">a)<text:tab/>rsp<text:tab/><text:tab/><text:tab/><text:tab/><text:tab/>b)<text:tab/>stp</text:p>
      <text:p text:style-name="P69">c)<text:tab/>rsq<text:tab/><text:tab/><text:tab/><text:tab/><text:tab/>d)<text:tab/>stq</text:p>
      <text:p text:style-name="P70"/>
      <text:p text:style-name="P71"/>
      <text:p text:style-name="P72">16) A,<text:s/>Z, X, B, V, T, C, R, __, __</text:p>
      <text:p text:style-name="P73">a)<text:tab/>P, D<text:tab/><text:tab/><text:tab/><text:tab/><text:tab/>b)<text:tab/>E, O</text:p>
      <text:p text:style-name="P74">c)<text:tab/>Q, E<text:tab/><text:tab/><text:tab/><text:tab/>d)<text:tab/>O, Q</text:p>
      <text:p text:style-name="P75">e)<text:tab/>Q, O</text:p>
      <text:p text:style-name="P76"/>
      <text:p text:style-name="P77"/>
      <text:p text:style-name="P78">17) Z, L, X, J, V, H, T, F, __, __</text:p>
      <text:p text:style-name="P79">a)<text:tab/>R, D<text:tab/><text:tab/><text:tab/><text:tab/>b)<text:tab/>R, E</text:p>
      <text:p text:style-name="P80">c)<text:tab/>S, E<text:tab/><text:tab/><text:tab/><text:tab/><text:tab/>d)<text:tab/>Q, D</text:p>
      <text:p text:style-name="P81">e)<text:tab/>F, H</text:p>
      <text:p text:style-name="P82"/>
      <text:p text:style-name="P83"><text:s/></text:p>
      <text:p text:style-name="P84"><text:s text:c="2"/></text:p>
      <text:p text:style-name="P85"><text:s text:c="2"/>18) AZ, CX, FU, ____</text:p>
      <text:p text:style-name="P86">a)<text:tab/>IR<text:tab/><text:tab/><text:tab/><text:tab/><text:tab/>b)<text:tab/>IV</text:p>
      <text:p text:style-name="P87">c)<text:tab/>JQ<text:tab/><text:tab/><text:tab/><text:tab/><text:tab/>d)<text:tab/>KP</text:p>
      <text:p text:style-name="P88"/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1</text:p>
          </table:table-cell>
          <table:table-cell table:style-name="TableCell100">
            <text:p text:style-name="P101">2</text:p>
          </table:table-cell>
          <table:table-cell table:style-name="TableCell102">
            <text:p text:style-name="P103">3</text:p>
          </table:table-cell>
          <table:table-cell table:style-name="TableCell104">
            <text:p text:style-name="P105">4</text:p>
          </table:table-cell>
          <table:table-cell table:style-name="TableCell106">
            <text:p text:style-name="P107">5</text:p>
          </table:table-cell>
          <table:table-cell table:style-name="TableCell108">
            <text:p text:style-name="P109">6</text:p>
          </table:table-cell>
          <table:table-cell table:style-name="TableCell110">
            <text:p text:style-name="P111">7</text:p>
          </table:table-cell>
        </table:table-row>
        <table:table-row table:style-name="TableRow112">
          <table:table-cell table:style-name="TableCell113">
            <text:p text:style-name="P114">8</text:p>
          </table:table-cell>
          <table:table-cell table:style-name="TableCell115">
            <text:p text:style-name="P116">9</text:p>
          </table:table-cell>
          <table:table-cell table:style-name="TableCell117">
            <text:p text:style-name="P118">10</text:p>
          </table:table-cell>
          <table:table-cell table:style-name="TableCell119">
            <text:p text:style-name="P120">11</text:p>
          </table:table-cell>
          <table:table-cell table:style-name="TableCell121">
            <text:p text:style-name="P122">12</text:p>
          </table:table-cell>
          <table:table-cell table:style-name="TableCell123">
            <text:p text:style-name="P124">13</text:p>
          </table:table-cell>
          <table:table-cell table:style-name="TableCell125">
            <text:p text:style-name="P126">14</text:p>
          </table:table-cell>
        </table:table-row>
        <table:table-row table:style-name="TableRow127">
          <table:table-cell table:style-name="TableCell128">
            <text:p text:style-name="P129">15</text:p>
          </table:table-cell>
          <table:table-cell table:style-name="TableCell130">
            <text:p text:style-name="P131">16</text:p>
          </table:table-cell>
          <table:table-cell table:style-name="TableCell132">
            <text:p text:style-name="P133">17</text:p>
          </table:table-cell>
          <table:table-cell table:style-name="TableCell134">
            <text:p text:style-name="P135">18</text:p>
          </table:table-cell>
          <table:table-cell table:style-name="TableCell136">
            <text:p text:style-name="P137">19</text:p>
          </table:table-cell>
          <table:table-cell table:style-name="TableCell138">
            <text:p text:style-name="P139">20</text:p>
          </table:table-cell>
          <table:table-cell table:style-name="TableCell140">
            <text:p text:style-name="P141">21</text:p>
          </table:table-cell>
        </table:table-row>
        <table:table-row table:style-name="TableRow142">
          <table:table-cell table:style-name="TableCell143">
            <text:p text:style-name="P144">22</text:p>
          </table:table-cell>
          <table:table-cell table:style-name="TableCell145">
            <text:p text:style-name="P146">23</text:p>
          </table:table-cell>
          <table:table-cell table:style-name="TableCell147">
            <text:p text:style-name="P148">24</text:p>
          </table:table-cell>
          <table:table-cell table:style-name="TableCell149">
            <text:p text:style-name="P150">25</text:p>
          </table:table-cell>
          <table:table-cell table:style-name="TableCell151">
            <text:p text:style-name="P152">26</text:p>
          </table:table-cell>
          <table:table-cell table:style-name="TableCell153">
            <text:p text:style-name="P154">27</text:p>
          </table:table-cell>
          <table:table-cell table:style-name="TableCell155">
            <text:p text:style-name="P156">28</text:p>
          </table:table-cell>
        </table:table-row>
        <table:table-row table:style-name="TableRow157">
          <table:table-cell table:style-name="TableCell158">
            <text:p text:style-name="P159">29</text:p>
          </table:table-cell>
          <table:table-cell table:style-name="TableCell160">
            <text:p text:style-name="P161">30</text:p>
          </table:table-cell>
          <table:table-cell table:style-name="TableCell162">
            <text:p text:style-name="P163">31</text:p>
          </table:table-cell>
          <table:table-cell table:style-name="TableCell164">
            <text:p text:style-name="P165">32</text:p>
          </table:table-cell>
          <table:table-cell table:style-name="TableCell166">
            <text:p text:style-name="P167">33</text:p>
          </table:table-cell>
          <table:table-cell table:style-name="TableCell168">
            <text:p text:style-name="P169">34</text:p>
          </table:table-cell>
          <table:table-cell table:style-name="TableCell170">
            <text:p text:style-name="P171">35</text:p>
          </table:table-cell>
        </table:table-row>
      </table:table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bodyindent" style:display-name="Text body indent" style:family="paragraph" style:parent-style-name="Standard">
      <style:paragraph-properties fo:margin-left="0.25in" fo:text-indent="-0.25in">
        <style:tab-stops>
          <style:tab-stop style:type="left" style:position="0.25in"/>
          <style:tab-stop style:type="left" style:position="1.8333in"/>
          <style:tab-stop style:type="left" style:position="3.5in"/>
          <style:tab-stop style:type="left" style:position="5in"/>
        </style:tab-stops>
      </style:paragraph-properties>
      <style:text-properties style:font-name="Verdana" style:font-name-complex="Verdana" fo:font-size="10pt" style:font-size-asian="10pt" fo:hyphenate="false"/>
    </style:style>
    <style:style style:name="Objectwitharrow" style:display-name="Object with arrow" style:family="paragraph" style:parent-style-name="Standard">
      <style:text-properties fo:hyphenate="false"/>
    </style:style>
    <style:style style:name="Objectwithshadow" style:display-name="Object with shadow" style:family="paragraph" style:parent-style-name="Standard">
      <style:text-properties fo:hyphenate="false"/>
    </style:style>
    <style:style style:name="Objectwithoutfill" style:display-name="Object without fill" style:family="paragraph" style:parent-style-name="Standard">
      <style:text-properties fo:hyphenate="false"/>
    </style:style>
    <style:style style:name="Objectwithnofillandnoline" style:display-name="Object with no fill and no line" style:family="paragraph" style:parent-style-name="Standard">
      <style:text-properties fo:hyphenate="false"/>
    </style:style>
    <style:style style:name="Text" style:display-name="Text" style:family="paragraph" style:parent-style-name="Caption">
      <style:text-properties fo:hyphenate="false"/>
    </style:style>
    <style:style style:name="Textbodyjustified" style:display-name="Text body justified" style:family="paragraph" style:parent-style-name="Standard">
      <style:text-properties fo:hyphenate="false"/>
    </style:style>
    <style:style style:name="Firstlineindent" style:display-name="First line indent" style:family="paragraph" style:parent-style-name="Textbody">
      <style:paragraph-properties fo:margin-bottom="0in" fo:text-indent="0.1965in"/>
      <style:text-properties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1" style:display-name="Title1" style:family="paragraph" style:parent-style-name="Standard">
      <style:paragraph-properties fo:text-align="center"/>
      <style:text-properties fo:hyphenate="false"/>
    </style:style>
    <style:style style:name="Title2" style:display-name="Title2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Heading10" style:display-name="Heading1" style:family="paragraph" style:parent-style-name="Standard">
      <style:paragraph-properties fo:margin-top="0.1652in" fo:margin-bottom="0.0826in"/>
      <style:text-properties fo:hyphenate="false"/>
    </style:style>
    <style:style style:name="Heading2" style:display-name="Heading2" style:family="paragraph" style:parent-style-name="Standard">
      <style:paragraph-properties fo:margin-top="0.1652in" fo:margin-bottom="0.0826in"/>
      <style:text-properties fo:hyphenate="false"/>
    </style:style>
    <style:style style:name="DimensionLine" style:display-name="Dimension Line" style:family="paragraph" style:parent-style-name="Standard">
      <style:text-properties fo:hyphenate="false"/>
    </style:style>
    <style:style style:name="DefaultLTGliederung1" style:display-name="Default~LT~Gliederung 1" style:family="paragraph">
      <style:paragraph-properties style:text-autospace="none" fo:margin-bottom="0.1965in"/>
      <style:text-properties style:font-name="Mangal" style:font-name-asian="Mangal" fo:color="#000000" fo:font-size="32pt" style:font-size-asian="32pt" style:font-size-complex="32pt" fo:hyphenate="false"/>
    </style:style>
    <style:style style:name="DefaultLTGliederung2" style:display-name="Default~LT~Gliederung 2" style:family="paragraph" style:parent-style-name="DefaultLTGliederung1">
      <style:paragraph-properties fo:margin-bottom="0.1576in"/>
      <style:text-properties fo:font-size="24pt" style:font-size-asian="24pt" style:font-size-complex="24pt" fo:hyphenate="false"/>
    </style:style>
    <style:style style:name="DefaultLTGliederung3" style:display-name="Default~LT~Gliederung 3" style:family="paragraph" style:parent-style-name="DefaultLTGliederung2">
      <style:paragraph-properties fo:margin-bottom="0.118in"/>
      <style:text-properties fo:font-size="20pt" style:font-size-asian="20pt" style:font-size-complex="20pt" fo:hyphenate="false"/>
    </style:style>
    <style:style style:name="DefaultLTGliederung4" style:display-name="Default~LT~Gliederung 4" style:family="paragraph" style:parent-style-name="DefaultLTGliederung3">
      <style:paragraph-properties fo:margin-bottom="0.0784in"/>
      <style:text-properties fo:hyphenate="false"/>
    </style:style>
    <style:style style:name="DefaultLTGliederung5" style:display-name="Default~LT~Gliederung 5" style:family="paragraph" style:parent-style-name="DefaultLTGliederung4">
      <style:paragraph-properties fo:margin-bottom="0.0395in"/>
      <style:text-properties fo:hyphenate="false"/>
    </style:style>
    <style:style style:name="DefaultLTGliederung6" style:display-name="Default~LT~Gliederung 6" style:family="paragraph" style:parent-style-name="DefaultLTGliederung5">
      <style:text-properties fo:hyphenate="false"/>
    </style:style>
    <style:style style:name="DefaultLTGliederung7" style:display-name="Default~LT~Gliederung 7" style:family="paragraph" style:parent-style-name="DefaultLTGliederung6">
      <style:text-properties fo:hyphenate="false"/>
    </style:style>
    <style:style style:name="DefaultLTGliederung8" style:display-name="Default~LT~Gliederung 8" style:family="paragraph" style:parent-style-name="DefaultLTGliederung7">
      <style:text-properties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style:text-autospace="none"/>
      <style:text-properties style:font-name="Mangal" style:font-name-asian="Mangal" fo:color="#000000" fo:font-size="18pt" style:font-size-asian="18pt" style:font-size-complex="18pt" fo:hyphenate="false"/>
    </style:style>
    <style:style style:name="DefaultLTUntertitel" style:display-name="Default~LT~Untertitel" style:family="paragraph">
      <style:paragraph-properties style:text-autospace="none" fo:text-align="center"/>
      <style:text-properties style:font-name="Mangal" style:font-name-asian="Mangal" fo:font-size="32pt" style:font-size-asian="32pt" style:font-size-complex="32pt" fo:hyphenate="false"/>
    </style:style>
    <style:style style:name="DefaultLTNotizen" style:display-name="Default~LT~Notizen" style:family="paragraph">
      <style:paragraph-properties style:text-autospace="none" fo:margin-left="0.2361in" fo:text-indent="-0.2361in">
        <style:tab-stops/>
      </style:paragraph-properties>
      <style:text-properties style:font-name="Mangal" style:font-name-asian="Mangal" fo:font-size="20pt" style:font-size-asian="20pt" style:font-size-complex="20pt" fo:hyphenate="false"/>
    </style:style>
    <style:style style:name="DefaultLTHintergrundobjekte" style:display-name="Default~LT~Hintergrundobjekte" style:family="paragraph">
      <style:paragraph-properties style:text-autospace="none"/>
      <style:text-properties fo:hyphenate="false"/>
    </style:style>
    <style:style style:name="DefaultLTHintergrund" style:display-name="Default~LT~Hintergrund" style:family="paragraph">
      <style:paragraph-properties style:text-autospace="none"/>
      <style:text-properties fo:hyphenate="false"/>
    </style:style>
    <style:style style:name="default" style:display-name="default" style:family="paragraph">
      <style:paragraph-properties style:text-autospace="none" style:line-height-at-least="0.1388in"/>
      <style:text-properties style:font-name="Mangal" style:font-name-asian="Mangal" fo:font-size="18pt" style:font-size-asian="18pt" style:font-size-complex="18pt"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WW-Title" style:display-name="WW-Title" style:family="paragraph">
      <style:paragraph-properties style:text-autospace="none"/>
      <style:text-properties style:font-name="Mangal" style:font-name-asian="Mangal" fo:color="#000000" fo:font-size="18pt" style:font-size-asian="18pt" style:font-size-complex="18pt" fo:hyphenate="false"/>
    </style:style>
    <style:style style:name="Backgroundobjects" style:display-name="Background objects" style:family="paragraph">
      <style:paragraph-properties style:text-autospace="none"/>
      <style:text-properties fo:hyphenate="false"/>
    </style:style>
    <style:style style:name="Background" style:display-name="Background" style:family="paragraph">
      <style:paragraph-properties style:text-autospace="none"/>
      <style:text-properties fo:hyphenate="false"/>
    </style:style>
    <style:style style:name="Notes" style:display-name="Notes" style:family="paragraph">
      <style:paragraph-properties style:text-autospace="none" fo:margin-left="0.2361in" fo:text-indent="-0.2361in">
        <style:tab-stops/>
      </style:paragraph-properties>
      <style:text-properties style:font-name="Mangal" style:font-name-asian="Mangal" fo:font-size="20pt" style:font-size-asian="20pt" style:font-size-complex="20pt" fo:hyphenate="false"/>
    </style:style>
    <style:style style:name="Outline1" style:display-name="Outline 1" style:family="paragraph">
      <style:paragraph-properties style:text-autospace="none" fo:margin-bottom="0.1965in"/>
      <style:text-properties style:font-name="Mangal" style:font-name-asian="Mangal" fo:color="#000000" fo:font-size="32pt" style:font-size-asian="32pt" style:font-size-complex="32pt" fo:hyphenate="false"/>
    </style:style>
    <style:style style:name="Outline2" style:display-name="Outline 2" style:family="paragraph" style:parent-style-name="Outline1">
      <style:paragraph-properties fo:margin-bottom="0.1576in"/>
      <style:text-properties fo:font-size="24pt" style:font-size-asian="24pt" style:font-size-complex="24pt" fo:hyphenate="false"/>
    </style:style>
    <style:style style:name="Outline3" style:display-name="Outline 3" style:family="paragraph" style:parent-style-name="Outline2">
      <style:paragraph-properties fo:margin-bottom="0.118in"/>
      <style:text-properties fo:font-size="20pt" style:font-size-asian="20pt" style:font-size-complex="20pt" fo:hyphenate="false"/>
    </style:style>
    <style:style style:name="Outline4" style:display-name="Outline 4" style:family="paragraph" style:parent-style-name="Outline3">
      <style:paragraph-properties fo:margin-bottom="0.0784in"/>
      <style:text-properties fo:hyphenate="false"/>
    </style:style>
    <style:style style:name="Outline5" style:display-name="Outline 5" style:family="paragraph" style:parent-style-name="Outline4">
      <style:paragraph-properties fo:margin-bottom="0.0395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Default1LTGliederung1" style:display-name="Default 1~LT~Gliederung 1" style:family="paragraph">
      <style:paragraph-properties style:text-autospace="none" fo:margin-bottom="0.1965in"/>
      <style:text-properties style:font-name="Mangal" style:font-name-asian="Mangal" fo:color="#000000" fo:font-size="32pt" style:font-size-asian="32pt" style:font-size-complex="32pt" fo:hyphenate="false"/>
    </style:style>
    <style:style style:name="Default1LTGliederung2" style:display-name="Default 1~LT~Gliederung 2" style:family="paragraph" style:parent-style-name="Default1LTGliederung1">
      <style:paragraph-properties fo:margin-bottom="0.1576in"/>
      <style:text-properties fo:font-size="24pt" style:font-size-asian="24pt" style:font-size-complex="24pt" fo:hyphenate="false"/>
    </style:style>
    <style:style style:name="Default1LTGliederung3" style:display-name="Default 1~LT~Gliederung 3" style:family="paragraph" style:parent-style-name="Default1LTGliederung2">
      <style:paragraph-properties fo:margin-bottom="0.118in"/>
      <style:text-properties fo:font-size="20pt" style:font-size-asian="20pt" style:font-size-complex="20pt" fo:hyphenate="false"/>
    </style:style>
    <style:style style:name="Default1LTGliederung4" style:display-name="Default 1~LT~Gliederung 4" style:family="paragraph" style:parent-style-name="Default1LTGliederung3">
      <style:paragraph-properties fo:margin-bottom="0.0784in"/>
      <style:text-properties fo:hyphenate="false"/>
    </style:style>
    <style:style style:name="Default1LTGliederung5" style:display-name="Default 1~LT~Gliederung 5" style:family="paragraph" style:parent-style-name="Default1LTGliederung4">
      <style:paragraph-properties fo:margin-bottom="0.0395in"/>
      <style:text-properties fo:hyphenate="false"/>
    </style:style>
    <style:style style:name="Default1LTGliederung6" style:display-name="Default 1~LT~Gliederung 6" style:family="paragraph" style:parent-style-name="Default1LTGliederung5">
      <style:text-properties fo:hyphenate="false"/>
    </style:style>
    <style:style style:name="Default1LTGliederung7" style:display-name="Default 1~LT~Gliederung 7" style:family="paragraph" style:parent-style-name="Default1LTGliederung6">
      <style:text-properties fo:hyphenate="false"/>
    </style:style>
    <style:style style:name="Default1LTGliederung8" style:display-name="Default 1~LT~Gliederung 8" style:family="paragraph" style:parent-style-name="Default1LTGliederung7">
      <style:text-properties fo:hyphenate="false"/>
    </style:style>
    <style:style style:name="Default1LTGliederung9" style:display-name="Default 1~LT~Gliederung 9" style:family="paragraph" style:parent-style-name="Default1LTGliederung8">
      <style:text-properties fo:hyphenate="false"/>
    </style:style>
    <style:style style:name="Default1LTTitel" style:display-name="Default 1~LT~Titel" style:family="paragraph">
      <style:paragraph-properties style:text-autospace="none"/>
      <style:text-properties style:font-name="Mangal" style:font-name-asian="Mangal" fo:color="#000000" fo:font-size="18pt" style:font-size-asian="18pt" style:font-size-complex="18pt" fo:hyphenate="false"/>
    </style:style>
    <style:style style:name="Default1LTUntertitel" style:display-name="Default 1~LT~Untertitel" style:family="paragraph">
      <style:paragraph-properties style:text-autospace="none" fo:text-align="center"/>
      <style:text-properties style:font-name="Mangal" style:font-name-asian="Mangal" fo:font-size="32pt" style:font-size-asian="32pt" style:font-size-complex="32pt" fo:hyphenate="false"/>
    </style:style>
    <style:style style:name="Default1LTNotizen" style:display-name="Default 1~LT~Notizen" style:family="paragraph">
      <style:paragraph-properties style:text-autospace="none" fo:margin-left="0.2361in" fo:text-indent="-0.2361in">
        <style:tab-stops/>
      </style:paragraph-properties>
      <style:text-properties style:font-name="Mangal" style:font-name-asian="Mangal" fo:font-size="20pt" style:font-size-asian="20pt" style:font-size-complex="20pt" fo:hyphenate="false"/>
    </style:style>
    <style:style style:name="Default1LTHintergrundobjekte" style:display-name="Default 1~LT~Hintergrundobjekte" style:family="paragraph">
      <style:paragraph-properties style:text-autospace="none"/>
      <style:text-properties fo:hyphenate="false"/>
    </style:style>
    <style:style style:name="Default1LTHintergrund" style:display-name="Default 1~LT~Hintergrund" style:family="paragraph">
      <style:paragraph-properties style:text-autospace="none"/>
      <style:text-properties fo:hyphenate="false"/>
    </style:style>
    <style:style style:name="Default2LTGliederung1" style:display-name="Default 2~LT~Gliederung 1" style:family="paragraph">
      <style:paragraph-properties style:text-autospace="none" fo:margin-bottom="0.1965in"/>
      <style:text-properties style:font-name="Mangal" style:font-name-asian="Mangal" fo:color="#000000" fo:font-size="32pt" style:font-size-asian="32pt" style:font-size-complex="32pt" fo:hyphenate="false"/>
    </style:style>
    <style:style style:name="Default2LTGliederung2" style:display-name="Default 2~LT~Gliederung 2" style:family="paragraph" style:parent-style-name="Default2LTGliederung1">
      <style:paragraph-properties fo:margin-bottom="0.1576in"/>
      <style:text-properties fo:font-size="24pt" style:font-size-asian="24pt" style:font-size-complex="24pt" fo:hyphenate="false"/>
    </style:style>
    <style:style style:name="Default2LTGliederung3" style:display-name="Default 2~LT~Gliederung 3" style:family="paragraph" style:parent-style-name="Default2LTGliederung2">
      <style:paragraph-properties fo:margin-bottom="0.118in"/>
      <style:text-properties fo:font-size="20pt" style:font-size-asian="20pt" style:font-size-complex="20pt" fo:hyphenate="false"/>
    </style:style>
    <style:style style:name="Default2LTGliederung4" style:display-name="Default 2~LT~Gliederung 4" style:family="paragraph" style:parent-style-name="Default2LTGliederung3">
      <style:paragraph-properties fo:margin-bottom="0.0784in"/>
      <style:text-properties fo:hyphenate="false"/>
    </style:style>
    <style:style style:name="Default2LTGliederung5" style:display-name="Default 2~LT~Gliederung 5" style:family="paragraph" style:parent-style-name="Default2LTGliederung4">
      <style:paragraph-properties fo:margin-bottom="0.0395in"/>
      <style:text-properties fo:hyphenate="false"/>
    </style:style>
    <style:style style:name="Default2LTGliederung6" style:display-name="Default 2~LT~Gliederung 6" style:family="paragraph" style:parent-style-name="Default2LTGliederung5">
      <style:text-properties fo:hyphenate="false"/>
    </style:style>
    <style:style style:name="Default2LTGliederung7" style:display-name="Default 2~LT~Gliederung 7" style:family="paragraph" style:parent-style-name="Default2LTGliederung6">
      <style:text-properties fo:hyphenate="false"/>
    </style:style>
    <style:style style:name="Default2LTGliederung8" style:display-name="Default 2~LT~Gliederung 8" style:family="paragraph" style:parent-style-name="Default2LTGliederung7">
      <style:text-properties fo:hyphenate="false"/>
    </style:style>
    <style:style style:name="Default2LTGliederung9" style:display-name="Default 2~LT~Gliederung 9" style:family="paragraph" style:parent-style-name="Default2LTGliederung8">
      <style:text-properties fo:hyphenate="false"/>
    </style:style>
    <style:style style:name="Default2LTTitel" style:display-name="Default 2~LT~Titel" style:family="paragraph">
      <style:paragraph-properties style:text-autospace="none"/>
      <style:text-properties style:font-name="Mangal" style:font-name-asian="Mangal" fo:color="#000000" fo:font-size="18pt" style:font-size-asian="18pt" style:font-size-complex="18pt" fo:hyphenate="false"/>
    </style:style>
    <style:style style:name="Default2LTUntertitel" style:display-name="Default 2~LT~Untertitel" style:family="paragraph">
      <style:paragraph-properties style:text-autospace="none" fo:text-align="center"/>
      <style:text-properties style:font-name="Mangal" style:font-name-asian="Mangal" fo:font-size="32pt" style:font-size-asian="32pt" style:font-size-complex="32pt" fo:hyphenate="false"/>
    </style:style>
    <style:style style:name="Default2LTNotizen" style:display-name="Default 2~LT~Notizen" style:family="paragraph">
      <style:paragraph-properties style:text-autospace="none" fo:margin-left="0.2361in" fo:text-indent="-0.2361in">
        <style:tab-stops/>
      </style:paragraph-properties>
      <style:text-properties style:font-name="Mangal" style:font-name-asian="Mangal" fo:font-size="20pt" style:font-size-asian="20pt" style:font-size-complex="20pt" fo:hyphenate="false"/>
    </style:style>
    <style:style style:name="Default2LTHintergrundobjekte" style:display-name="Default 2~LT~Hintergrundobjekte" style:family="paragraph">
      <style:paragraph-properties style:text-autospace="none"/>
      <style:text-properties fo:hyphenate="false"/>
    </style:style>
    <style:style style:name="Default2LTHintergrund" style:display-name="Default 2~LT~Hintergrund" style:family="paragraph">
      <style:paragraph-properties style:text-autospace="none"/>
      <style:text-properties fo:hyphenate="false"/>
    </style:style>
    <style:style style:name="BodyText2" style:display-name="Body Text 2" style:family="paragraph" style:parent-style-name="Standard">
      <style:paragraph-properties>
        <style:tab-stops>
          <style:tab-stop style:type="left" style:position="0.25in"/>
          <style:tab-stop style:type="left" style:position="2in"/>
          <style:tab-stop style:type="left" style:position="3.5in"/>
          <style:tab-stop style:type="left" style:position="5in"/>
        </style:tab-stops>
      </style:paragraph-properties>
      <style:text-properties style:font-name="Verdana" style:font-name-complex="Verdana"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NumberingSymbols" style:display-name="Numbering Symbols" style:family="text"/>
    <style:style style:name="ListLabel3" style:display-name="ListLabel 3" style:family="text">
      <style:text-properties fo:font-weight="normal" style:font-weight-asian="normal"/>
    </style:style>
    <text:list-style style:name="WW8Num1" style:display-name="WW8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Num35" style:display-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Num8" style:display-name="WWNum8">
      <text:list-level-style-number text:level="1" style:num-suffix="." style:num-format="1" text:start-value="3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Num9" style:display-name="WWNum9">
      <text:list-level-style-number text:level="1" style:num-suffix="." style:num-format="1" text:start-value="5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font-weight="normal" style:font-weight-asian="normal"/>
    </style:style>
    <text:list-style style:name="WWNum38" style:display-name="WWNum38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lentsprint</meta:initial-creator>
    <dc:creator>KALIKOTA HARISHANKAR</dc:creator>
    <meta:creation-date>2014-02-14T12:44:00Z</meta:creation-date>
    <dc:date>2021-09-13T09:25:00Z</dc:date>
    <meta:template xlink:href="Normal" xlink:type="simple"/>
    <meta:editing-cycles>5</meta:editing-cycles>
    <meta:editing-duration>PT21420S</meta:editing-duration>
    <meta:document-statistic meta:page-count="3" meta:paragraph-count="3" meta:word-count="231" meta:character-count="1550" meta:row-count="11" meta:non-whitespace-character-count="1322"/>
  </office:meta>
</office:document-meta>
</file>